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analcheck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Vorstellung Endprodukt</text:p>
          </draw:text-box>
        </draw:frame>
        <draw:frame presentation:style-name="pr4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Randbedingunge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ArUco Marker 5x5 in Sichtweite </text:p>
              </text:list-item>
              <text:list-item>
                <text:p>ArUco ID 0 zur Orientierung im Rohr </text:p>
              </text:list-item>
              <text:list-item>
                <text:p>ArUco ID69 Rückseite des Roboters zum Folgen</text:p>
              </text:list-item>
              <text:list-item>
                <text:p>Belichtung der Aruco Marker ausreichend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Demonstra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1-08T11:05:33.450052703</meta:creation-date>
    <dc:date>2026-01-08T11:17:37.263730046</dc:date>
    <meta:editing-duration>PT1M3S</meta:editing-duration>
    <meta:editing-cycles>1</meta:editing-cycles>
    <meta:document-statistic meta:object-count="36"/>
    <meta:generator>LibreOffice/7.3.7.2$Linux_X86_64 LibreOffice_project/30$Build-2</meta:generator>
  </office:meta>
</office:document-meta>
</file>